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36ec20" style:font-size-asian="8pt" style:font-size-complex="8pt"/>
    </style:style>
    <style:style style:name="P3" style:family="paragraph" style:parent-style-name="Standard">
      <style:text-properties officeooo:rsid="0010796f" officeooo:paragraph-rsid="0010796f"/>
    </style:style>
    <style:style style:name="P4" style:family="paragraph" style:parent-style-name="Standard">
      <style:text-properties officeooo:rsid="0011ae4d" officeooo:paragraph-rsid="0011ae4d"/>
    </style:style>
    <style:style style:name="P5" style:family="paragraph" style:parent-style-name="Standard">
      <style:text-properties officeooo:rsid="00160f8b" officeooo:paragraph-rsid="00160f8b"/>
    </style:style>
    <style:style style:name="P6" style:family="paragraph" style:parent-style-name="Standard">
      <style:text-properties officeooo:rsid="0017d1a9" officeooo:paragraph-rsid="0017d1a9"/>
    </style:style>
    <style:style style:name="P7" style:family="paragraph" style:parent-style-name="Standard">
      <style:text-properties officeooo:rsid="001c1bd9" officeooo:paragraph-rsid="001c1bd9"/>
    </style:style>
    <style:style style:name="P8" style:family="paragraph" style:parent-style-name="Standard">
      <style:text-properties officeooo:rsid="001e2678" officeooo:paragraph-rsid="001e2678"/>
    </style:style>
    <style:style style:name="P9" style:family="paragraph" style:parent-style-name="Standard">
      <style:text-properties officeooo:rsid="0021e9d6" officeooo:paragraph-rsid="0021e9d6"/>
    </style:style>
    <style:style style:name="P10" style:family="paragraph" style:parent-style-name="Standard">
      <style:text-properties officeooo:rsid="00257323" officeooo:paragraph-rsid="00257323"/>
    </style:style>
    <style:style style:name="P11" style:family="paragraph" style:parent-style-name="Standard">
      <style:text-properties officeooo:rsid="00275fcd" officeooo:paragraph-rsid="00275fcd"/>
    </style:style>
    <style:style style:name="P12" style:family="paragraph" style:parent-style-name="Standard">
      <style:text-properties officeooo:rsid="002e8373" officeooo:paragraph-rsid="002e8373"/>
    </style:style>
    <style:style style:name="P13" style:family="paragraph" style:parent-style-name="Standard">
      <style:text-properties officeooo:paragraph-rsid="002fc6a2"/>
    </style:style>
    <style:style style:name="P14" style:family="paragraph" style:parent-style-name="Standard">
      <style:text-properties officeooo:rsid="003e5f3d" officeooo:paragraph-rsid="0021e9d6"/>
    </style:style>
    <style:style style:name="P15" style:family="paragraph" style:parent-style-name="Standard">
      <style:text-properties officeooo:rsid="004042c1" officeooo:paragraph-rsid="004042c1"/>
    </style:style>
    <style:style style:name="P16" style:family="paragraph" style:parent-style-name="Standard">
      <style:text-properties officeooo:rsid="004042c1" officeooo:paragraph-rsid="004769bd"/>
    </style:style>
    <style:style style:name="P17" style:family="paragraph" style:parent-style-name="Standard">
      <style:text-properties officeooo:rsid="0011ae4d" officeooo:paragraph-rsid="0011ae4d"/>
    </style:style>
    <style:style style:name="P18" style:family="paragraph" style:parent-style-name="Standard">
      <style:text-properties officeooo:rsid="00491199" officeooo:paragraph-rsid="00491199"/>
    </style:style>
    <style:style style:name="P19" style:family="paragraph" style:parent-style-name="Standard">
      <style:text-properties officeooo:rsid="004ae9ad" officeooo:paragraph-rsid="004ae9ad"/>
    </style:style>
    <style:style style:name="P20" style:family="paragraph" style:parent-style-name="Standard" style:list-style-name="L1">
      <style:text-properties officeooo:rsid="004ae9ad" officeooo:paragraph-rsid="004ae9ad"/>
    </style:style>
    <style:style style:name="P21" style:family="paragraph" style:parent-style-name="Standard">
      <style:text-properties officeooo:rsid="004d5ec8" officeooo:paragraph-rsid="004d5ec8"/>
    </style:style>
    <style:style style:name="P22" style:family="paragraph" style:parent-style-name="Standard">
      <style:text-properties officeooo:rsid="005006d5" officeooo:paragraph-rsid="005006d5"/>
    </style:style>
    <style:style style:name="T1" style:family="text">
      <style:text-properties officeooo:rsid="0011df9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5efbe"/>
    </style:style>
    <style:style style:name="T4" style:family="text">
      <style:text-properties officeooo:rsid="0019a36a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officeooo:rsid="001d032b"/>
    </style:style>
    <style:style style:name="T7" style:family="text">
      <style:text-properties officeooo:rsid="0021e9d6"/>
    </style:style>
    <style:style style:name="T8" style:family="text">
      <style:text-properties officeooo:rsid="0022fae7"/>
    </style:style>
    <style:style style:name="T9" style:family="text">
      <style:text-properties officeooo:rsid="00275fcd"/>
    </style:style>
    <style:style style:name="T10" style:family="text">
      <style:text-properties officeooo:rsid="00292e97"/>
    </style:style>
    <style:style style:name="T11" style:family="text">
      <style:text-properties officeooo:rsid="002b9011"/>
    </style:style>
    <style:style style:name="T12" style:family="text">
      <style:text-properties officeooo:rsid="002d5ca4"/>
    </style:style>
    <style:style style:name="T13" style:family="text">
      <style:text-properties officeooo:rsid="002e8373"/>
    </style:style>
    <style:style style:name="T14" style:family="text">
      <style:text-properties officeooo:rsid="002fc6a2"/>
    </style:style>
    <style:style style:name="T15" style:family="text">
      <style:text-properties officeooo:rsid="003196d2"/>
    </style:style>
    <style:style style:name="T16" style:family="text">
      <style:text-properties officeooo:rsid="00336d12"/>
    </style:style>
    <style:style style:name="T17" style:family="text">
      <style:text-properties officeooo:rsid="003491be"/>
    </style:style>
    <style:style style:name="T18" style:family="text">
      <style:text-properties officeooo:rsid="0035a8b9"/>
    </style:style>
    <style:style style:name="T19" style:family="text">
      <style:text-properties officeooo:rsid="0036ec20"/>
    </style:style>
    <style:style style:name="T20" style:family="text">
      <style:text-properties officeooo:rsid="0038dbe9"/>
    </style:style>
    <style:style style:name="T21" style:family="text">
      <style:text-properties officeooo:rsid="003c6f9a"/>
    </style:style>
    <style:style style:name="T22" style:family="text">
      <style:text-properties officeooo:rsid="004769bd"/>
    </style:style>
    <style:style style:name="T23" style:family="text">
      <style:text-properties officeooo:rsid="004d5ec8"/>
    </style:style>
    <style:style style:name="T24" style:family="text">
      <style:text-properties officeooo:rsid="004dbedc"/>
    </style:style>
    <style:style style:name="T25" style:family="text">
      <style:text-properties officeooo:rsid="004ebf5f"/>
    </style:style>
    <style:style style:name="T26" style:family="text">
      <style:text-properties officeooo:rsid="005006d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513c4b"/>
    </style:style>
    <style:style style:name="T29" style:family="text">
      <style:text-properties officeooo:rsid="0052158f"/>
    </style:style>
    <style:style style:name="T30" style:family="text">
      <style:text-properties officeooo:rsid="0052258e"/>
    </style:style>
    <style:style style:name="T31" style:family="text">
      <style:text-properties officeooo:rsid="00547d03"/>
    </style:style>
    <style:style style:name="T32" style:family="text">
      <style:text-properties officeooo:rsid="0054fe5f"/>
    </style:style>
    <style:style style:name="T33" style:family="text">
      <style:text-properties officeooo:rsid="0056ce7f"/>
    </style:style>
    <style:style style:name="T34" style:family="text">
      <style:text-properties officeooo:rsid="00570cf6"/>
    </style:style>
    <style:style style:name="T35" style:family="text">
      <style:text-properties officeooo:rsid="005725ee"/>
    </style:style>
    <style:style style:name="T36" style:family="text">
      <style:text-properties officeooo:rsid="0058c95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ign Document for Creosote Oven and Alloy Oven</text:h>
      <text:h text:style-name="Heading_20_2" text:outline-level="2">Creosote Oven</text:h>
      <text:p text:style-name="P3">Visually a 3x3x3 Shape, simple brick texture with a <text:span text:style-name="T34">front-</text:span>center-middle design.</text:p>
      <text:p text:style-name="P3"/>
      <text:p text:style-name="P3">To test, <text:span text:style-name="T2">initially the machine</text:span><text:span text:style-name="T3">s</text:span><text:span text:style-name="T2"> will be a single block</text:span> with a placeholder design.</text:p>
      <text:p text:style-name="P3"/>
      <text:p text:style-name="P3">RecipeCreosoteOven</text:p>
      <text:p text:style-name="P4">Item input<text:line-break/>Fuel input</text:p>
      <text:p text:style-name="P4">- Fuel has it’s own burning time <text:span text:style-name="T35">and temperature.</text:span></text:p>
      <text:p text:style-name="P4">Item Output – Optional</text:p>
      <text:p text:style-name="P4">Liquid Output – Creosote</text:p>
      <text:p text:style-name="P4">“<text:span text:style-name="T31">minheat” attribute – Temperature oven needs to be at to start the craft.</text:span></text:p>
      <text:p text:style-name="P4">“<text:span text:style-name="T31">maxheat” attribute – (optional, </text:span><text:span text:style-name="T33">unused</text:span><text:span text:style-name="T31">) Temperature upper limit </text:span><text:span text:style-name="T32">for the craft.</text:span></text:p>
      <text:p text:style-name="P4">“<text:span text:style-name="T36">crafttimeperitem” attribute – sets how long the craft should be (in seconds) for each item in the input stack. 1 item will be faster than a stack of 64. Adding items either by pipe, chute, or player inventory will reduce the temperature of the oven and will require it heat up again to start crafting.</text:span></text:p>
      <text:p text:style-name="P4"/>
      <text:p text:style-name="P18">Vanilla BurnTemperature values range from 150 (moss) to 1340 (coke)</text:p>
      <text:p text:style-name="P18"/>
      <text:p text:style-name="P19"><text:span text:style-name="T2">Two</text:span> primary types of Creosote, wood-tar and coal-tar variants.</text:p>
      <text:list xml:id="list3490009958" text:style-name="L1">
        <text:list-item>
          <text:p text:style-name="P20">Wood-tar variant is used in food for flavor and preservation. <text:span text:style-name="T23">It is clear to yellowish in color. </text:span><text:span text:style-name="T26">Made at temperatures from 205 - 225</text:span></text:p>
        </text:list-item>
        <text:list-item>
          <text:p text:style-name="P20">Coal-tar variant is primarily used in the preservation of wood. <text:span text:style-name="T24">It’s </text:span><text:span text:style-name="T25">yellow green when new, then brown. </text:span><text:span text:style-name="T26">Made at temperatures from 205 - 270</text:span></text:p>
        </text:list-item>
      </text:list>
      <text:p text:style-name="P19"/>
      <text:p text:style-name="P22"><text:span text:style-name="T27">Note:</text:span> The mod is abstracting the process which is far <text:span text:style-name="T29">too</text:span> complex for a game. To see the details visit: <text:a xlink:type="simple" xlink:href="https://en.wikipedia.org/wiki/Creosote" text:style-name="Internet_20_link" text:visited-style-name="Visited_20_Internet_20_Link">https://en.wikipedia.org/wiki/Creosote</text:a> </text:p>
      <text:p text:style-name="P19"/>
      <text:p text:style-name="P21">Wood-tar variant is <text:span text:style-name="T28">best </text:span>derived from Beechwood, a tree type the mod could introduce to world-gen. In the short term, all wood could be used and the recipe adjusted later. <text:span text:style-name="T29">Wood-tar variant is strictly for food uses as the coal-tar version is far more effective as a wood preserver.</text:span></text:p>
      <text:p text:style-name="P4"/>
      <text:p text:style-name="P4">New fluid : Creosote (creosoteportion-<text:span text:style-name="T30">{wood, coal}</text:span>) </text:p>
      <text:p text:style-name="P4">- 100 itemsperlitre (standard)</text:p>
      <text:p text:style-name="P4">- <text:span text:style-name="T1">No Block form for the liquid (to prevent duping)</text:span></text:p>
      <text:p text:style-name="P4">- <text:span text:style-name="T23">Two variants</text:span></text:p>
      <text:h text:style-name="Heading_20_2" text:outline-level="2"><text:span text:style-name="T5">Alloy</text:span> <text:span text:style-name="T4">Blasting</text:span> Oven</text:h>
      <text:p text:style-name="P5">Visually a 3x3x3 volume, but not shape. Shape will be angular with a wide base.</text:p>
      <text:p text:style-name="P5"/>
      <text:p text:style-name="P6">Will support (electric powered) blowers to speed up crafting times on either side of the oven.</text:p>
      <text:p text:style-name="P6"/>
      <text:p text:style-name="P7">Oven will directly craft ingots from nuggets/metalbits. Ingots will come out hot (meltingtemp * 0.9) <text:span text:style-name="T6">and be allowed to move into other crafting machines via pipes.</text:span></text:p>
      <text:p text:style-name="P7"><text:soft-page-break/></text:p>
      <text:p text:style-name="P8">Oven Crafting time will directly relate to burnTemperature of the fuel used in the oven. <text:span text:style-name="T7">(1100 – 1340 vanilla values)</text:span></text:p>
      <text:p text:style-name="P9">Craft<text:span text:style-name="T17">Time</text:span> <text:span text:style-name="T8">(defined in the Machine JSON)</text:span> defaults to <text:span text:style-name="T13">30 </text:span><text:span text:style-name="T17">for vanilla recipes/alloys.</text:span></text:p>
      <text:p text:style-name="P9"/>
      <text:p text:style-name="P1">BurnTemp = <text:span text:style-name="T21">BurnTemp * 1+ (NumBlowers * 0.25)</text:span></text:p>
      <text:p text:style-name="P9"/>
      <text:p text:style-name="P1"><text:span text:style-name="T15">MeltDuration</text:span><text:span text:style-name="T8"> = </text:span><text:span text:style-name="T15">(MeltDuration * stacksize) </text:span>* <text:span text:style-name="T8">(1 – </text:span><text:span text:style-name="T15">(</text:span><text:span text:style-name="T16">Math.Max(0.5, </text:span>(BurnTemp – 1100)/100<text:span text:style-name="T8">0))</text:span><text:span text:style-name="T16">)</text:span><text:span text:style-name="T8"> </text:span><text:span text:style-name="T15">+ (NumBlowers * 0.10))</text:span></text:p>
      <text:p text:style-name="P1"/>
      <text:p text:style-name="P2">CraftingTime = <text:span text:style-name="T19">Math.M</text:span><text:span text:style-name="T20">ax</text:span><text:span text:style-name="T19">(1, </text:span><text:span text:style-name="T18">CraftingTime – (NumBlowers * 5)</text:span><text:span text:style-name="T19">)</text:span><text:span text:style-name="T18"> (0 to -10 seconds from ingot craft time)</text:span></text:p>
      <text:p text:style-name="P14"/>
      <text:h text:style-name="Heading_20_3" text:outline-level="3">Machine Inventory</text:h>
      <text:p text:style-name="P13">4x <text:span text:style-name="T9">Metal </text:span>Input Slots</text:p>
      <text:p text:style-name="P11">1 “Extra” Input slot – Will define whether or not to use base-game smelting or custom machine recipe.</text:p>
      <text:p text:style-name="P10">1 “MeltedSlot” <text:span text:style-name="T9">tank </text:span>for in-progress casting</text:p>
      <text:p text:style-name="P12">1 Fuel Slot – <text:span text:style-name="T14">BurnTemp affects time to smelt input</text:span></text:p>
      <text:p text:style-name="P10">1 OutputSlot</text:p>
      <text:p text:style-name="P10"/>
      <text:h text:style-name="Heading_20_3" text:outline-level="3">Custom Recipeset</text:h>
      <text:p text:style-name="P10">BlastingOvenRecipe – <text:span text:style-name="T9">defined as crafting a single item (i.e. steel ingot)</text:span></text:p>
      <text:p text:style-name="P11">1-4 input ingredients</text:p>
      <text:p text:style-name="P11">“requiresstack” attribute – defines an extra required non-metal ingredient (i.e. coke for steel)</text:p>
      <text:p text:style-name="P11">“requiresstackcount” attribute – defines the count per craft used of the requirestack.</text:p>
      <text:p text:style-name="P11">1 Output as a stack and unit count</text:p>
      <text:p text:style-name="P11">“<text:span text:style-name="T10">requiresblower” attribute – if true, the recipe will override vanilla smelting</text:span></text:p>
      <text:p text:style-name="P11">“<text:span text:style-name="T10">blowercount” attribute – valid values (1, 2) </text:span><text:span text:style-name="T11">defaults to 1 if requiresblower is true</text:span></text:p>
      <text:p text:style-name="P11">“<text:span text:style-name="T12">craftingtime” specifies the base time to craft a single item</text:span></text:p>
      <text:p text:style-name="P11"/>
      <text:h text:style-name="Heading_20_3" text:outline-level="3">Blasting Oven Blower</text:h>
      <text:p text:style-name="P15">Wireconnection node, power entity behavior</text:p>
      <text:p text:style-name="P16">Placeable N,E,S,W </text:p>
      <text:p text:style-name="P16"><text:span text:style-name="T22">100 PPS each, 1000 storage, no GUI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exible Games</meta:initial-creator>
    <meta:creation-date>2024-08-28T11:55:02.961000000</meta:creation-date>
    <dc:date>2024-10-01T15:02:06.081000000</dc:date>
    <dc:creator>Flexible Games</dc:creator>
    <meta:editing-duration>PT3H38M15S</meta:editing-duration>
    <meta:editing-cycles>39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50" meta:word-count="557" meta:character-count="3500" meta:non-whitespace-character-count="2975"/>
  </office:meta>
</office:document-meta>
</file>